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8" style:family="paragraph" style:parent-style-name="Table_20_Contents">
      <style:text-properties fo:font-size="16pt" officeooo:rsid="0014311c" officeooo:paragraph-rsid="0014311c" style:font-size-asian="16pt" style:font-size-complex="16pt"/>
    </style:style>
    <style:style style:name="P9" style:family="paragraph" style:parent-style-name="Table_20_Contents">
      <style:text-properties fo:color="#ff0000" fo:font-size="16pt" officeooo:rsid="0014311c" officeooo:paragraph-rsid="0014311c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/>
    </style:style>
    <style:style style:name="T6" style:family="text">
      <style:text-properties style:font-name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3">1 EL</text:span><text:span text:style-name="T2">概述</text:span></text:h>
      <text:h text:style-name="P6" text:outline-level="3"><text:span text:style-name="T3">1</text:span><text:span text:style-name="T2">　什么是</text:span><text:span text:style-name="T5">EL</text:span></text:h>
      <text:p text:style-name="P3">EL<text:span text:style-name="T1">（</text:span><text:span text:style-name="T4">Expression Language</text:span><text:span text:style-name="T1">）是一门表达式语言，它对应</text:span><text:span text:style-name="T4">&lt;%=</text:span>…%&gt;<text:span text:style-name="T1">。我们知道在</text:span><text:span text:style-name="T4">JSP</text:span><text:span text:style-name="T1">中，表达式会被输出，所以</text:span><text:span text:style-name="T4">EL</text:span><text:span text:style-name="T1">表达式也会被输出。</text:span></text:p>
      <text:p text:style-name="P3">EL<text:span text:style-name="T1">表达式的格式：</text:span><text:span text:style-name="T4">${</text:span>…}<text:span text:style-name="T1">，例如：</text:span><text:span text:style-name="T4">${1+2}</text:span><text:span text:style-name="T1">。</text:span></text:p>
      <text:p text:style-name="P3"><text:span text:style-name="T1">在使用</text:span>EL<text:span text:style-name="T1">表达式时，要求</text:span><text:span text:style-name="T4">page</text:span><text:span text:style-name="T1">指令的</text:span><text:span text:style-name="T4">isELIgnored</text:span><text:span text:style-name="T1">属性为</text:span>false<text:span text:style-name="T1">。这样</text:span><text:span text:style-name="T4">JSP</text:span><text:span text:style-name="T1">在编译成</text:span><text:span text:style-name="T4">.java</text:span><text:span text:style-name="T1">时，才不会忽略</text:span><text:span text:style-name="T4">EL</text:span><text:span text:style-name="T1">表达式。</text:span></text:p>
      <text:p text:style-name="P3"><text:span text:style-name="T1">如果你希望某个</text:span>EL<text:span text:style-name="T1">表达式被</text:span><text:span text:style-name="T4">JSP</text:span><text:span text:style-name="T1">编译器忽略，那么可以在</text:span><text:span text:style-name="T4">EL</text:span><text:span text:style-name="T1">表达式之前添加“</text:span><text:span text:style-name="T4">\</text:span>”<text:span text:style-name="T1">，例如：</text:span><text:span text:style-name="T4">\${1+2}</text:span><text:span text:style-name="T1">。</text:span></text:p>
      <text:h text:style-name="P6" text:outline-level="3"><text:span text:style-name="T3">3</text:span><text:span text:style-name="T2">　</text:span><text:span text:style-name="T5">EL</text:span><text:span text:style-name="T2">操作操作对象的方式</text:span></text:h>
      <text:p text:style-name="P4"><text:span text:style-name="T6">l</text:span><text:span text:style-name="T1">操作变量和常量：</text:span>${name}<text:span text:style-name="T1">、</text:span><text:span text:style-name="T4">${8}</text:span><text:span text:style-name="T1">；</text:span></text:p>
      <text:p text:style-name="P4"><text:span text:style-name="T6">l</text:span><text:span text:style-name="T1">操作</text:span>List<text:span text:style-name="T1">和数组：</text:span><text:span text:style-name="T4">${list[0]}</text:span><text:span text:style-name="T1">、</text:span><text:span text:style-name="T4">${arr[0]}</text:span><text:span text:style-name="T1">；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&lt;%</text:p>
            <text:p text:style-name="P8"><text:s text:c="2"/>List&lt;String&gt; lis=new ArrayList&lt;String&gt;();</text:p>
            <text:p text:style-name="P8"><text:s/>lis.add("张三");</text:p>
            <text:p text:style-name="P9"><text:s/>request.setAttribute("list",lis);</text:p>
            <text:p text:style-name="P8">%&gt;</text:p>
            <text:p text:style-name="P8">&lt;h1&gt;${list[0]}&lt;/h1&gt;</text:p>
          </table:table-cell>
        </table:table-row>
      </table:table>
      <text:p text:style-name="P4"><text:span text:style-name="T1"/></text:p>
      <text:p text:style-name="P4"><text:span text:style-name="T6">l</text:span><text:span text:style-name="T1">操作</text:span>bean<text:span text:style-name="T1">的属性：</text:span><text:span text:style-name="T4">${person.name}</text:span><text:span text:style-name="T1">、</text:span><text:span text:style-name="T4">${person[</text:span>‘name’]}<text:span text:style-name="T1">，对应</text:span><text:span text:style-name="T4">person.getName()</text:span><text:span text:style-name="T1">方法；</text:span></text:p>
      <text:p text:style-name="P2"><text:span text:style-name="T1">操作</text:span>Map<text:span text:style-name="T1">的值：</text:span><text:span text:style-name="T4">${map.key}</text:span><text:span text:style-name="T1">、</text:span><text:span text:style-name="T4">${map[</text:span>‘key’]}<text:span text:style-name="T1">，对应</text:span><text:span text:style-name="T4">map.get(key)</text:span><text:span text:style-name="T1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9S</meta:editing-duration>
    <meta:editing-cycles>4</meta:editing-cycles>
    <meta:generator>LibreOffice/5.3.0.3$Windows_X86_64 LibreOffice_project/7074905676c47b82bbcfbea1aeefc84afe1c50e1</meta:generator>
    <dc:date>2018-03-17T11:18:00.832000000</dc:date>
    <meta:document-statistic meta:table-count="1" meta:image-count="0" meta:object-count="0" meta:page-count="1" meta:paragraph-count="17" meta:word-count="230" meta:character-count="522" meta:non-whitespace-character-count="512"/>
    <meta:user-defined meta:name="Info 1"/>
    <meta:user-defined meta:name="Info 2"/>
    <meta:user-defined meta:name="Info 3"/>
    <meta:user-defined meta:name="Info 4"/>
  </office:meta>
</office:document-meta>
</file>